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fo:color="#000000" style:text-line-through-style="none" style:text-line-through-type="none" fo:font-style="normal" style:text-underline-style="none"/>
    </style:style>
    <style:style style:name="gr1" style:family="graphic">
      <style:graphic-properties fo:background-color="#dddddd" style:vertical-pos="from-top" style:vertical-rel="paragraph" style:horizontal-pos="from-left" style:horizontal-rel="paragraph" draw:wrap-influence-on-position="once-concurrent" style:flow-with-text="false"/>
    </style:style>
    <number:number-style style:name="C0" number:language="en" number:country="US">
      <number:number number:min-integer-digits="1"/>
    </number:number-style>
    <style:style style:name="ctrl1" style:family="paragraph" style:data-style-name="C0"/>
  </office:automatic-styles>
  <office:body>
    <office:text>
      <office:forms form:automatic-focus="false" form:apply-design-mode="false">
        <form:form form:name="MainForm" form:command="cars_for_sale_report" form:apply-filter="true" form:command-type="query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grid form:name="MainForm_Grid" form:control-implementation="ooo:com.sun.star.form.component.GridControl" xml:id="control1" form:id="control1">
            <form:properties>
              <form:property form:property-name="DefaultControl" office:value-type="string" office:string-value="com.sun.star.form.control.GridControl"/>
            </form:properties>
            <form:column form:name="car_id" form:control-implementation="ooo:FormattedField" form:label="car_id" form:text-style-name="ctrl1">
              <form:formatted-text xml:id="control2" form:id="control2" form:data-field="car_id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29"/>
                  <form:property form:property-name="Width" office:value-type="float" office:value="0"/>
                </form:properties>
              </form:formatted-text>
            </form:column>
            <form:column form:name="make_id" form:control-implementation="ooo:FormattedField" form:label="make_id" form:text-style-name="ctrl1">
              <form:formatted-text xml:id="control3" form:id="control3" form:data-field="make_id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6"/>
                  <form:property form:property-name="Width" office:value-type="float" office:value="0"/>
                </form:properties>
              </form:formatted-text>
            </form:column>
            <form:column form:name="car_model" form:control-implementation="ooo:TextField" form:label="car_model">
              <form:text xml:id="control4" form:id="control4" form:data-field="car_model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year_produced" form:control-implementation="ooo:FormattedField" form:label="year_produced" form:text-style-name="ctrl1">
              <form:formatted-text xml:id="control5" form:id="control5" form:data-field="year_produced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1970"/>
                  <form:property form:property-name="Width" office:value-type="float" office:value="0"/>
                </form:properties>
              </form:formatted-text>
            </form:column>
            <form:column form:name="price" form:control-implementation="ooo:FormattedField" form:label="price" form:text-style-name="ctrl1">
              <form:formatted-text xml:id="control6" form:id="control6" form:data-field="pric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29450"/>
                  <form:property form:property-name="Width" office:value-type="float" office:value="0"/>
                </form:properties>
              </form:formatted-text>
            </form:column>
            <form:column form:name="date_acquired" form:control-implementation="ooo:TextField" form:label="date_acquired">
              <form:text xml:id="control7" form:id="control7" form:data-field="date_acquired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</form:grid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8.013in" svg:height="4.7378in" svg:x="0.3937in" svg:y="0.3937in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937in" fo:margin-bottom="0.3937in" fo:margin-left="0.3937in" fo:margin-right="0.3937in" fo:background-color="#ffcc99" style:writing-mode="lr-tb" draw:fill="solid" draw:fill-color="#ffcc99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